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oltman1</text:p>
          </table:table-cell>
          <table:table-cell office:value-type="string" calcext:value-type="string">
            <text:p>Boltman2</text:p>
          </table:table-cell>
          <table:table-cell office:value-type="string" calcext:value-type="string">
            <text:p>Boltman3</text:p>
          </table:table-cell>
          <table:table-cell office:value-type="string" calcext:value-type="string">
            <text:p>Boltman4</text:p>
          </table:table-cell>
          <table:table-cell office:value-type="string" calcext:value-type="string">
            <text:p>Boltman5</text:p>
          </table:table-cell>
          <table:table-cell office:value-type="string" calcext:value-type="string">
            <text:p>Boltman6</text:p>
          </table:table-cell>
          <table:table-cell office:value-type="string" calcext:value-type="string">
            <text:p>Boltman7</text:p>
          </table:table-cell>
        </table:table-row>
        <table:table-row table:style-name="ro1">
          <table:table-cell office:value-type="string" calcext:value-type="string">
            <text:p>1.20GHz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0507848262787" calcext:value-type="float">
            <text:p>2.3050784826</text:p>
          </table:table-cell>
          <table:table-cell office:value-type="float" office:value="4.58560061454773" calcext:value-type="float">
            <text:p>4.5856006145</text:p>
          </table:table-cell>
          <table:table-cell office:value-type="float" office:value="6.64152319431305" calcext:value-type="float">
            <text:p>6.6415231943</text:p>
          </table:table-cell>
          <table:table-cell office:value-type="float" office:value="9.0150386095047" calcext:value-type="float">
            <text:p>9.0150386095</text:p>
          </table:table-cell>
          <table:table-cell office:value-type="float" office:value="11.2063311338425" calcext:value-type="float">
            <text:p>11.2063311338</text:p>
          </table:table-cell>
          <table:table-cell office:value-type="float" office:value="14.5891180992126" calcext:value-type="float">
            <text:p>14.5891180992</text:p>
          </table:table-cell>
          <table:table-cell office:value-type="float" office:value="20.8723307847977" calcext:value-type="float">
            <text:p>20.8723307848</text:p>
          </table:table-cell>
        </table:table-row>
        <table:table-row table:style-name="ro1">
          <table:table-cell/>
          <table:table-cell office:value-type="float" office:value="2.12129163742065" calcext:value-type="float">
            <text:p>2.1212916374</text:p>
          </table:table-cell>
          <table:table-cell office:value-type="float" office:value="4.02566075325012" calcext:value-type="float">
            <text:p>4.0256607533</text:p>
          </table:table-cell>
          <table:table-cell office:value-type="float" office:value="6.43772029876709" calcext:value-type="float">
            <text:p>6.4377202988</text:p>
          </table:table-cell>
          <table:table-cell office:value-type="float" office:value="8.82057428359985" calcext:value-type="float">
            <text:p>8.8205742836</text:p>
          </table:table-cell>
          <table:table-cell office:value-type="float" office:value="11.1499104499817" calcext:value-type="float">
            <text:p>11.14991045</text:p>
          </table:table-cell>
          <table:table-cell office:value-type="float" office:value="14.3400661945343" calcext:value-type="float">
            <text:p>14.3400661945</text:p>
          </table:table-cell>
          <table:table-cell office:value-type="float" office:value="20.7306497097015" calcext:value-type="float">
            <text:p>20.7306497097</text:p>
          </table:table-cell>
        </table:table-row>
        <table:table-row table:style-name="ro1">
          <table:table-cell/>
          <table:table-cell office:value-type="float" office:value="2.70253372192383" calcext:value-type="float">
            <text:p>2.7025337219</text:p>
          </table:table-cell>
          <table:table-cell office:value-type="float" office:value="6.46154427528381" calcext:value-type="float">
            <text:p>6.4615442753</text:p>
          </table:table-cell>
          <table:table-cell office:value-type="float" office:value="6.98038291931152" calcext:value-type="float">
            <text:p>6.9803829193</text:p>
          </table:table-cell>
          <table:table-cell office:value-type="float" office:value="9.79758358001709" calcext:value-type="float">
            <text:p>9.79758358</text:p>
          </table:table-cell>
          <table:table-cell office:value-type="float" office:value="11.4753816127777" calcext:value-type="float">
            <text:p>11.4753816128</text:p>
          </table:table-cell>
          <table:table-cell office:value-type="float" office:value="15.3631868362427" calcext:value-type="float">
            <text:p>15.3631868362</text:p>
          </table:table-cell>
          <table:table-cell office:value-type="float" office:value="21.239529132843" calcext:value-type="float">
            <text:p>21.2395291328</text:p>
          </table:table-cell>
        </table:table-row>
        <table:table-row table:style-name="ro1">
          <table:table-cell/>
          <table:table-cell office:value-type="float" office:value="2.25144934654236" calcext:value-type="float">
            <text:p>2.2514493465</text:p>
          </table:table-cell>
          <table:table-cell office:value-type="float" office:value="4.18279147148132" calcext:value-type="float">
            <text:p>4.1827914715</text:p>
          </table:table-cell>
          <table:table-cell office:value-type="float" office:value="6.56016314029694" calcext:value-type="float">
            <text:p>6.5601631403</text:p>
          </table:table-cell>
          <table:table-cell office:value-type="float" office:value="8.92663502693176" calcext:value-type="float">
            <text:p>8.9266350269</text:p>
          </table:table-cell>
          <table:table-cell office:value-type="float" office:value="11.1765166521072" calcext:value-type="float">
            <text:p>11.1765166521</text:p>
          </table:table-cell>
          <table:table-cell office:value-type="float" office:value="14.3693515062332" calcext:value-type="float">
            <text:p>14.3693515062</text:p>
          </table:table-cell>
          <table:table-cell office:value-type="float" office:value="20.8182623386383" calcext:value-type="float">
            <text:p>20.8182623386</text:p>
          </table:table-cell>
        </table:table-row>
        <table:table-row table:style-name="ro1">
          <table:table-cell/>
          <table:table-cell office:value-type="float" office:value="0.0356980161137882" calcext:value-type="float">
            <text:p>0.0356980161</text:p>
          </table:table-cell>
          <table:table-cell office:value-type="float" office:value="0.647665824839174" calcext:value-type="float">
            <text:p>0.6476658248</text:p>
          </table:table-cell>
          <table:table-cell office:value-type="float" office:value="0.0328577814762721" calcext:value-type="float">
            <text:p>0.0328577815</text:p>
          </table:table-cell>
          <table:table-cell office:value-type="float" office:value="0.0858442380127226" calcext:value-type="float">
            <text:p>0.085844238</text:p>
          </table:table-cell>
          <table:table-cell office:value-type="float" office:value="0.00932121532889912" calcext:value-type="float">
            <text:p>0.0093212153</text:p>
          </table:table-cell>
          <table:table-cell office:value-type="float" office:value="0.173445270023083" calcext:value-type="float">
            <text:p>0.17344527</text:p>
          </table:table-cell>
          <table:table-cell office:value-type="float" office:value="0.0227894579992665" calcext:value-type="float">
            <text:p>0.022789458</text:p>
          </table:table-cell>
        </table:table-row>
        <table:table-row table:style-name="ro1">
          <table:table-cell/>
          <table:table-cell office:value-type="float" office:value="0.188939186284339" calcext:value-type="float">
            <text:p>0.1889391863</text:p>
          </table:table-cell>
          <table:table-cell office:value-type="float" office:value="0.804776878916867" calcext:value-type="float">
            <text:p>0.8047768789</text:p>
          </table:table-cell>
          <table:table-cell office:value-type="float" office:value="0.181267154984768" calcext:value-type="float">
            <text:p>0.181267155</text:p>
          </table:table-cell>
          <table:table-cell office:value-type="float" office:value="0.292991873629155" calcext:value-type="float">
            <text:p>0.2929918736</text:p>
          </table:table-cell>
          <table:table-cell office:value-type="float" office:value="0.0965464413062393" calcext:value-type="float">
            <text:p>0.0965464413</text:p>
          </table:table-cell>
          <table:table-cell office:value-type="float" office:value="0.416467609812676" calcext:value-type="float">
            <text:p>0.4164676098</text:p>
          </table:table-cell>
          <table:table-cell office:value-type="float" office:value="0.150961776616687" calcext:value-type="float">
            <text:p>0.150961776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3.60GHz</text:p>
          </table:table-cell>
          <table:table-cell office:value-type="float" office:value="1.18683722019196" calcext:value-type="float">
            <text:p>1.1868372202</text:p>
          </table:table-cell>
          <table:table-cell office:value-type="float" office:value="1.90562815666199" calcext:value-type="float">
            <text:p>1.9056281567</text:p>
          </table:table-cell>
          <table:table-cell office:value-type="float" office:value="2.66256172657013" calcext:value-type="float">
            <text:p>2.6625617266</text:p>
          </table:table-cell>
          <table:table-cell office:value-type="float" office:value="3.65048911571503" calcext:value-type="float">
            <text:p>3.6504891157</text:p>
          </table:table-cell>
          <table:table-cell office:value-type="float" office:value="4.4872207403183" calcext:value-type="float">
            <text:p>4.4872207403</text:p>
          </table:table-cell>
          <table:table-cell office:value-type="float" office:value="5.60102725028992" calcext:value-type="float">
            <text:p>5.6010272503</text:p>
          </table:table-cell>
          <table:table-cell office:value-type="float" office:value="7.53267829418182" calcext:value-type="float">
            <text:p>7.5326782942</text:p>
          </table:table-cell>
        </table:table-row>
        <table:table-row table:style-name="ro1">
          <table:table-cell/>
          <table:table-cell office:value-type="float" office:value="1.06284165382385" calcext:value-type="float">
            <text:p>1.0628416538</text:p>
          </table:table-cell>
          <table:table-cell office:value-type="float" office:value="1.81784296035767" calcext:value-type="float">
            <text:p>1.8178429604</text:p>
          </table:table-cell>
          <table:table-cell office:value-type="float" office:value="2.48653554916382" calcext:value-type="float">
            <text:p>2.4865355492</text:p>
          </table:table-cell>
          <table:table-cell office:value-type="float" office:value="3.46151733398437" calcext:value-type="float">
            <text:p>3.461517334</text:p>
          </table:table-cell>
          <table:table-cell office:value-type="float" office:value="4.28639316558838" calcext:value-type="float">
            <text:p>4.2863931656</text:p>
          </table:table-cell>
          <table:table-cell office:value-type="float" office:value="5.21729803085327" calcext:value-type="float">
            <text:p>5.2172980309</text:p>
          </table:table-cell>
          <table:table-cell office:value-type="float" office:value="7.36838531494141" calcext:value-type="float">
            <text:p>7.3683853149</text:p>
          </table:table-cell>
        </table:table-row>
        <table:table-row table:style-name="ro1">
          <table:table-cell/>
          <table:table-cell office:value-type="float" office:value="1.43695449829102" calcext:value-type="float">
            <text:p>1.4369544983</text:p>
          </table:table-cell>
          <table:table-cell office:value-type="float" office:value="2.01657485961914" calcext:value-type="float">
            <text:p>2.0165748596</text:p>
          </table:table-cell>
          <table:table-cell office:value-type="float" office:value="2.8491952419281" calcext:value-type="float">
            <text:p>2.8491952419</text:p>
          </table:table-cell>
          <table:table-cell office:value-type="float" office:value="4.51097464561462" calcext:value-type="float">
            <text:p>4.5109746456</text:p>
          </table:table-cell>
          <table:table-cell office:value-type="float" office:value="5.29010558128357" calcext:value-type="float">
            <text:p>5.2901055813</text:p>
          </table:table-cell>
          <table:table-cell office:value-type="float" office:value="6.60931468009949" calcext:value-type="float">
            <text:p>6.6093146801</text:p>
          </table:table-cell>
          <table:table-cell office:value-type="float" office:value="7.83808851242065" calcext:value-type="float">
            <text:p>7.8380885124</text:p>
          </table:table-cell>
        </table:table-row>
        <table:table-row table:style-name="ro1">
          <table:table-cell/>
          <table:table-cell office:value-type="float" office:value="1.16796624660492" calcext:value-type="float">
            <text:p>1.1679662466</text:p>
          </table:table-cell>
          <table:table-cell office:value-type="float" office:value="1.89567935466766" calcext:value-type="float">
            <text:p>1.8956793547</text:p>
          </table:table-cell>
          <table:table-cell office:value-type="float" office:value="2.6519683599472" calcext:value-type="float">
            <text:p>2.6519683599</text:p>
          </table:table-cell>
          <table:table-cell office:value-type="float" office:value="3.55579972267151" calcext:value-type="float">
            <text:p>3.5557997227</text:p>
          </table:table-cell>
          <table:table-cell office:value-type="float" office:value="4.33910429477692" calcext:value-type="float">
            <text:p>4.3391042948</text:p>
          </table:table-cell>
          <table:table-cell office:value-type="float" office:value="5.41296648979187" calcext:value-type="float">
            <text:p>5.4129664898</text:p>
          </table:table-cell>
          <table:table-cell office:value-type="float" office:value="7.50120568275452" calcext:value-type="float">
            <text:p>7.5012056828</text:p>
          </table:table-cell>
        </table:table-row>
        <table:table-row table:style-name="ro1">
          <table:table-cell/>
          <table:table-cell office:value-type="float" office:value="0.0170208301229429" calcext:value-type="float">
            <text:p>0.0170208301</text:p>
          </table:table-cell>
          <table:table-cell office:value-type="float" office:value="0.0036217137635352" calcext:value-type="float">
            <text:p>0.0036217138</text:p>
          </table:table-cell>
          <table:table-cell office:value-type="float" office:value="0.0173400532447917" calcext:value-type="float">
            <text:p>0.0173400532</text:p>
          </table:table-cell>
          <table:table-cell office:value-type="float" office:value="0.0945011598250031" calcext:value-type="float">
            <text:p>0.0945011598</text:p>
          </table:table-cell>
          <table:table-cell office:value-type="float" office:value="0.107228650659679" calcext:value-type="float">
            <text:p>0.1072286507</text:p>
          </table:table-cell>
          <table:table-cell office:value-type="float" office:value="0.199177282735617" calcext:value-type="float">
            <text:p>0.1991772827</text:p>
          </table:table-cell>
          <table:table-cell office:value-type="float" office:value="0.0179822990368172" calcext:value-type="float">
            <text:p>0.017982299</text:p>
          </table:table-cell>
        </table:table-row>
        <table:table-row table:style-name="ro1">
          <table:table-cell/>
          <table:table-cell office:value-type="float" office:value="0.130463903524856" calcext:value-type="float">
            <text:p>0.1304639035</text:p>
          </table:table-cell>
          <table:table-cell office:value-type="float" office:value="0.0601806759976589" calcext:value-type="float">
            <text:p>0.060180676</text:p>
          </table:table-cell>
          <table:table-cell office:value-type="float" office:value="0.131681635943634" calcext:value-type="float">
            <text:p>0.1316816359</text:p>
          </table:table-cell>
          <table:table-cell office:value-type="float" office:value="0.307410409428508" calcext:value-type="float">
            <text:p>0.3074104094</text:p>
          </table:table-cell>
          <table:table-cell office:value-type="float" office:value="0.327457860891564" calcext:value-type="float">
            <text:p>0.3274578609</text:p>
          </table:table-cell>
          <table:table-cell office:value-type="float" office:value="0.446292821738841" calcext:value-type="float">
            <text:p>0.4462928217</text:p>
          </table:table-cell>
          <table:table-cell office:value-type="float" office:value="0.134098094829185" calcext:value-type="float">
            <text:p>0.1340980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3:04:34.790290876</meta:creation-date>
    <dc:date>2016-07-22T13:13:57.686779967</dc:date>
    <meta:editing-duration>PT9M23S</meta:editing-duration>
    <meta:editing-cycles>1</meta:editing-cycles>
    <meta:document-statistic meta:table-count="1" meta:cell-count="93" meta:object-count="0"/>
    <meta:generator>LibreOffice/5.0.5.2$Linux_X86_64 LibreOffice_project/00m0$Build-2</meta:generator>
  </office:meta>
</office:document-meta>
</file>